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27b1" officeooo:paragraph-rsid="001127b1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127b1" officeooo:paragraph-rsid="001127b1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7f0055" loext:opacity="100%" style:font-name="Monospace" fo:font-size="10pt" fo:font-weight="bold" style:font-size-asian="10pt" style:font-weight-asian="bold"/>
    </style:style>
    <style:style style:name="T2" style:family="text">
      <style:text-properties fo:color="#000000" loext:opacity="100%" style:font-name="Monospace" fo:font-size="10pt" style:font-size-asian="10pt"/>
    </style:style>
    <style:style style:name="T3" style:family="text">
      <style:text-properties fo:color="#6a3e3e" loext:opacity="100%" style:font-name="Monospace" fo:font-size="10pt" style:font-size-asian="10pt"/>
    </style:style>
    <style:style style:name="T4" style:family="text">
      <style:text-properties fo:color="#6a3e3e" loext:opacity="100%" style:font-name="Monospace" fo:font-size="10pt" style:text-underline-style="solid" style:text-underline-width="auto" style:text-underline-color="font-color" style:font-size-asian="10pt"/>
    </style:style>
    <style:style style:name="T5" style:family="text">
      <style:text-properties fo:color="#0000c0" loext:opacity="100%" style:font-name="Monospace" fo:font-size="10pt" fo:font-style="italic" fo:font-weight="bold" style:font-size-asian="10pt" style:font-style-asian="italic" style:font-weight-asian="bold"/>
    </style:style>
    <style:style style:name="T6" style:family="text">
      <style:text-properties fo:color="#2a00ff" loext:opacity="100%" style:font-name="Monospace" fo:font-size="10pt" style:font-size-asian="10pt"/>
    </style:style>
    <style:style style:name="T7" style:family="text">
      <style:text-properties fo:color="#3f7f5f" loext:opacity="100%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61"/>Java Exercise day-1</text:p>
      <text:p text:style-name="P1"/>
      <text:p text:style-name="P1">1.Hello World</text:p>
      <text:p text:style-name="P1"/>
      <text:p text:style-name="P2"><text:span text:style-name="T1">package</text:span><text:span text:style-name="T2"> com.hcltech.ExercisesDay1;</text:span></text:p>
      <text:p text:style-name="P4"/>
      <text:p text:style-name="P3"><text:span text:style-name="T1">public</text:span><text:span text:style-name="T2"> </text:span><text:span text:style-name="T1">class</text:span><text:span text:style-name="T2"> Fist_Helloworld {</text:span></text:p>
      <text:p text:style-name="P4"/>
      <text:p text:style-name="P3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 </text:span><text:span text:style-name="T3">args</text:span><text:span text:style-name="T2">[])</text:span></text:p>
      <text:p text:style-name="P3"><text:span text:style-name="T2"><text:tab/>{</text:span></text:p>
      <text:p text:style-name="P3"><text:span text:style-name="T2"><text:tab/><text:tab/>System.</text:span><text:span text:style-name="T5">out</text:span><text:span text:style-name="T2">.println(</text:span><text:span text:style-name="T6">"Hello World"</text:span><text:span text:style-name="T2">);</text:span></text:p>
      <text:p text:style-name="P3"><text:span text:style-name="T2"><text:tab/>}</text:span></text:p>
      <text:p text:style-name="P3"><text:span text:style-name="T2">}</text:span></text:p>
      <text:p text:style-name="P1"/>
      <text:p text:style-name="P1"/>
      <text:p text:style-name="P1">2.Print the AbB Technologies and mumbai Technologies</text:p>
      <text:p text:style-name="P1"/>
      <text:p text:style-name="P1"/>
      <text:p text:style-name="P2"><text:span text:style-name="T1">package</text:span><text:span text:style-name="T2"> com.hcltech.ExercisesDay1;</text:span></text:p>
      <text:p text:style-name="P4"/>
      <text:p text:style-name="P3"><text:span text:style-name="T1">import</text:span><text:span text:style-name="T2"> java.util.Scanner;</text:span></text:p>
      <text:p text:style-name="P4"/>
      <text:p text:style-name="P3"><text:span text:style-name="T1">public</text:span><text:span text:style-name="T2"> </text:span><text:span text:style-name="T1">class</text:span><text:span text:style-name="T2"> Second_Banglore {</text:span></text:p>
      <text:p text:style-name="P4"/>
      <text:p text:style-name="P3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3">args</text:span><text:span text:style-name="T2">) {</text:span></text:p>
      <text:p text:style-name="P3"><text:span text:style-name="T2"><text:tab/><text:tab/></text:span><text:span text:style-name="T7">//Enter the two strings</text:span></text:p>
      <text:p text:style-name="P3"><text:span text:style-name="T2"><text:tab/><text:tab/>System.</text:span><text:span text:style-name="T5">out</text:span><text:span text:style-name="T2">.println(</text:span><text:span text:style-name="T6">"Enter the two strings:"</text:span><text:span text:style-name="T2">);</text:span></text:p>
      <text:p text:style-name="P3"><text:span text:style-name="T2"><text:tab/><text:tab/></text:span><text:span text:style-name="T7">//using the scanner to take inputs from user</text:span></text:p>
      <text:p text:style-name="P3"><text:span text:style-name="T2"><text:tab/><text:tab/>Scanner </text:span><text:span text:style-name="T4">sc</text:span><text:span text:style-name="T2"> = </text:span><text:span text:style-name="T1">new</text:span><text:span text:style-name="T2"> Scanner(System.</text:span><text:span text:style-name="T5">in</text:span><text:span text:style-name="T2">);</text:span></text:p>
      <text:p text:style-name="P3"><text:span text:style-name="T2"><text:tab/><text:tab/>String </text:span><text:span text:style-name="T3">str1</text:span><text:span text:style-name="T2"> = </text:span><text:span text:style-name="T3">sc</text:span><text:span text:style-name="T2">.next();</text:span></text:p>
      <text:p text:style-name="P3"><text:span text:style-name="T2"><text:tab/><text:tab/>String </text:span><text:span text:style-name="T3">str2</text:span><text:span text:style-name="T2"> = </text:span><text:span text:style-name="T3">sc</text:span><text:span text:style-name="T2">.next();</text:span></text:p>
      <text:p text:style-name="P3"><text:span text:style-name="T2"><text:tab/><text:tab/></text:span><text:span text:style-name="T1">char</text:span><text:span text:style-name="T2"> </text:span><text:span text:style-name="T3">ch</text:span><text:span text:style-name="T2"> = </text:span><text:span text:style-name="T6">'"'</text:span><text:span text:style-name="T2">;</text:span></text:p>
      <text:p text:style-name="P3"><text:span text:style-name="T2"><text:tab/><text:tab/></text:span><text:span text:style-name="T7">//string 3 concatinate the two strings with technologies</text:span></text:p>
      <text:p text:style-name="P3"><text:span text:style-name="T2"><text:tab/><text:tab/>String </text:span><text:span text:style-name="T3">str3</text:span><text:span text:style-name="T2"> = </text:span><text:span text:style-name="T3">ch</text:span><text:span text:style-name="T2"> + </text:span><text:span text:style-name="T3">str1</text:span><text:span text:style-name="T2">.concat(</text:span><text:span text:style-name="T6">" "</text:span><text:span text:style-name="T2">).concat(</text:span><text:span text:style-name="T6">"Technologies"</text:span><text:span text:style-name="T2">).concat(</text:span><text:span text:style-name="T6">" "</text:span><text:span text:style-name="T2">).concat(</text:span><text:span text:style-name="T3">str2</text:span><text:span text:style-name="T2">) + </text:span><text:span text:style-name="T3">ch</text:span><text:span text:style-name="T2">;</text:span></text:p>
      <text:p text:style-name="P3"><text:span text:style-name="T2"><text:s text:c="9"/></text:span><text:span text:style-name="T7">//compare the contents in str1 and str2 if it equals banglore print ABC Technologies Banglore</text:span></text:p>
      <text:p text:style-name="P3"><text:span text:style-name="T2"><text:tab/><text:tab/></text:span><text:span text:style-name="T1">if</text:span><text:span text:style-name="T2"> (</text:span><text:span text:style-name="T3">str1</text:span><text:span text:style-name="T2">.equals(</text:span><text:span text:style-name="T6">"ABC"</text:span><text:span text:style-name="T2">) &amp;&amp; </text:span><text:span text:style-name="T3">str2</text:span><text:span text:style-name="T2">.equals(</text:span><text:span text:style-name="T6">"Banglore"</text:span><text:span text:style-name="T2">)) {</text:span></text:p>
      <text:p text:style-name="P3"><text:span text:style-name="T2"><text:tab/><text:tab/><text:tab/>System.</text:span><text:span text:style-name="T5">out</text:span><text:span text:style-name="T2">.println(</text:span><text:span text:style-name="T3">str3</text:span><text:span text:style-name="T2">);</text:span></text:p>
      <text:p text:style-name="P4"/>
      <text:p text:style-name="P3"><text:span text:style-name="T2"><text:tab/><text:tab/>}</text:span></text:p>
      <text:p text:style-name="P3"><text:span text:style-name="T2"><text:s text:c="8"/></text:span><text:span text:style-name="T7">// if it equals mumbai print ABC Technologies Mumbai</text:span></text:p>
      <text:p text:style-name="P3"><text:span text:style-name="T2"><text:tab/><text:tab/></text:span><text:span text:style-name="T1">else</text:span><text:span text:style-name="T2"> </text:span><text:span text:style-name="T1">if</text:span><text:span text:style-name="T2"> (</text:span><text:span text:style-name="T3">str1</text:span><text:span text:style-name="T2">.equals(</text:span><text:span text:style-name="T6">"ABC"</text:span><text:span text:style-name="T2">) &amp;&amp; </text:span><text:span text:style-name="T3">str2</text:span><text:span text:style-name="T2">.equals(</text:span><text:span text:style-name="T6">"Mumbai"</text:span><text:span text:style-name="T2">)) {</text:span></text:p>
      <text:p text:style-name="P3"><text:span text:style-name="T2"><text:tab/><text:tab/><text:tab/>System.</text:span><text:span text:style-name="T5">out</text:span><text:span text:style-name="T2">.println(</text:span><text:span text:style-name="T3">str3</text:span><text:span text:style-name="T2">);</text:span></text:p>
      <text:p text:style-name="P3"><text:span text:style-name="T2"><text:tab/><text:tab/>} </text:span></text:p>
      <text:p text:style-name="P3"><text:span text:style-name="T2"><text:tab/><text:tab/></text:span><text:span text:style-name="T7">//Else print invalid or not matches the input</text:span></text:p>
      <text:p text:style-name="P3"><text:span text:style-name="T2"><text:tab/><text:tab/></text:span><text:span text:style-name="T1">else</text:span><text:span text:style-name="T2"> {</text:span></text:p>
      <text:p text:style-name="P3"><text:span text:style-name="T2"><text:tab/><text:tab/><text:tab/>System.</text:span><text:span text:style-name="T5">out</text:span><text:span text:style-name="T2">.println(</text:span><text:span text:style-name="T6">"No input matches"</text:span><text:span text:style-name="T2">);</text:span></text:p>
      <text:p text:style-name="P3"><text:span text:style-name="T2"><text:tab/><text:tab/>}</text:span></text:p>
      <text:p text:style-name="P3"><text:span text:style-name="T2"><text:tab/>}</text:span></text:p>
      <text:p text:style-name="P4"/>
      <text:p text:style-name="P3"><text:span text:style-name="T2">}</text:span></text:p>
      <text:p text:style-name="P3"><text:span text:style-name="T2"/></text:p>
      <text:p text:style-name="P3"><text:span text:style-name="T2"/></text:p>
      <text:p text:style-name="P1">3.Given number is prime or not using if-else</text:p>
      <text:p text:style-name="P1"/>
      <text:p text:style-name="P1"/>
      <text:p text:style-name="P1">package com.hcltech.ExercisesDay1;</text:p>
      <text:p text:style-name="P1"/>
      <text:p text:style-name="P1"><text:soft-page-break/>import java.io.BufferedReader;</text:p>
      <text:p text:style-name="P1">import java.io.IOException;</text:p>
      <text:p text:style-name="P1">import java.io.InputStreamReader;</text:p>
      <text:p text:style-name="P1"/>
      <text:p text:style-name="P1">public class Third_Prime {</text:p>
      <text:p text:style-name="P1"/>
      <text:p text:style-name="P1"><text:tab/>public static void main(String[] args) throws NumberFormatException, IOException {</text:p>
      <text:p text:style-name="P1"><text:tab/><text:tab/>// for user input take bufferedreader</text:p>
      <text:p text:style-name="P1"><text:tab/><text:tab/>BufferedReader r1 = new BufferedReader(new InputStreamReader(System.in));</text:p>
      <text:p text:style-name="P1"><text:tab/><text:tab/>// Enter the number</text:p>
      <text:p text:style-name="P1"><text:tab/><text:tab/>System.out.println("Enter the number:");</text:p>
      <text:p text:style-name="P1"><text:tab/><text:tab/>int n = Integer.parseInt(r1.readLine());</text:p>
      <text:p text:style-name="P1"><text:tab/><text:tab/>// checking the condition if n&lt;= 2 and n!=0 print prime</text:p>
      <text:p text:style-name="P1"/>
      <text:p text:style-name="P1"><text:tab/><text:tab/>if (n &lt;= 2 &amp;&amp; n != 0) {</text:p>
      <text:p text:style-name="P1"><text:tab/><text:tab/><text:tab/>System.out.println("prime");</text:p>
      <text:p text:style-name="P1"><text:tab/><text:tab/>}</text:p>
      <text:p text:style-name="P1"/>
      <text:p text:style-name="P1"><text:tab/><text:tab/>// Checking prime condition</text:p>
      <text:p text:style-name="P1"><text:tab/><text:tab/>else if (n % 2 != 0 &amp;&amp; n % 3 != 0) {</text:p>
      <text:p text:style-name="P1"><text:tab/><text:tab/><text:tab/>System.out.println(n + " is a prime");</text:p>
      <text:p text:style-name="P1"><text:tab/><text:tab/>} else {</text:p>
      <text:p text:style-name="P1"><text:tab/><text:tab/><text:tab/>System.out.println(n + " not a prime");</text:p>
      <text:p text:style-name="P1"><text:tab/><text:tab/>}</text:p>
      <text:p text:style-name="P1"/>
      <text:p text:style-name="P1"><text:tab/>}</text:p>
      <text:p text:style-name="P1"/>
      <text:p text:style-name="P1">}</text:p>
      <text:p text:style-name="P1"/>
      <text:p text:style-name="P1"/>
      <text:p text:style-name="P1">4.Write a java code to check whether the given string is polindrome or not.</text:p>
      <text:p text:style-name="P1"/>
      <text:p text:style-name="P1"/>
      <text:p text:style-name="P1">package com.hcltech.ExercisesDay1;</text:p>
      <text:p text:style-name="P1"/>
      <text:p text:style-name="P1">import java.io.BufferedReader;</text:p>
      <text:p text:style-name="P1">import java.io.IOException;</text:p>
      <text:p text:style-name="P1">import java.io.InputStreamReader;</text:p>
      <text:p text:style-name="P1"/>
      <text:p text:style-name="P1">public class Fourth_Stringpolindrome {</text:p>
      <text:p text:style-name="P1"/>
      <text:p text:style-name="P1"><text:tab/>public static void main(String[] args) throws IOException {</text:p>
      <text:p text:style-name="P1"><text:tab/><text:tab/>// For user input take bufferedraeader</text:p>
      <text:p text:style-name="P1"><text:tab/><text:tab/>BufferedReader r1 = new BufferedReader(new InputStreamReader(System.in));</text:p>
      <text:p text:style-name="P1"><text:tab/><text:tab/>System.out.println("Enter the String : ");</text:p>
      <text:p text:style-name="P1"/>
      <text:p text:style-name="P1"><text:tab/><text:tab/>String str = r1.readLine();</text:p>
      <text:p text:style-name="P1"><text:tab/><text:tab/>// Take an empty string</text:p>
      <text:p text:style-name="P1"><text:tab/><text:tab/>String str2 = "";</text:p>
      <text:p text:style-name="P1"/>
      <text:p text:style-name="P1"><text:tab/><text:tab/>// take a for loop to add the reversed characters from str to str2</text:p>
      <text:p text:style-name="P1"><text:tab/><text:tab/>for (int i = str.length() - 1; i &gt;= 0; i--) {</text:p>
      <text:p text:style-name="P1"><text:soft-page-break/><text:tab/><text:tab/><text:tab/>str2 = str2 + str.charAt(i);</text:p>
      <text:p text:style-name="P1"><text:tab/><text:tab/>}</text:p>
      <text:p text:style-name="P1"><text:tab/><text:tab/>// compare contents in str and str2 if equal if block execute else else block</text:p>
      <text:p text:style-name="P1"><text:tab/><text:tab/>// execute</text:p>
      <text:p text:style-name="P1"><text:tab/><text:tab/>if (str.equals(str2)) {</text:p>
      <text:p text:style-name="P1"><text:tab/><text:tab/><text:tab/>System.out.println("Polindrome");</text:p>
      <text:p text:style-name="P1"><text:tab/><text:tab/>} else {</text:p>
      <text:p text:style-name="P1"><text:tab/><text:tab/><text:tab/>System.out.println("Not a polindrome");</text:p>
      <text:p text:style-name="P1"><text:tab/><text:tab/>}</text:p>
      <text:p text:style-name="P1"><text:tab/>}</text:p>
      <text:p text:style-name="P1"/>
      <text:p text:style-name="P1">}</text:p>
      <text:p text:style-name="P1"/>
      <text:p text:style-name="P1"/>
      <text:p text:style-name="P1">5.Sum of numbers only four digit numbers</text:p>
      <text:p text:style-name="P1"/>
      <text:p text:style-name="P1"/>
      <text:p text:style-name="P2"><text:span text:style-name="T1">package</text:span><text:span text:style-name="T2"> com.hcltech.ExercisesDay1;</text:span></text:p>
      <text:p text:style-name="P4"/>
      <text:p text:style-name="P3"><text:span text:style-name="T1">import</text:span><text:span text:style-name="T2"> java.util.Scanner;</text:span></text:p>
      <text:p text:style-name="P4"/>
      <text:p text:style-name="P3"><text:span text:style-name="T1">public</text:span><text:span text:style-name="T2"> </text:span><text:span text:style-name="T1">class</text:span><text:span text:style-name="T2"> Fifth_Sumofnumbers {</text:span></text:p>
      <text:p text:style-name="P4"/>
      <text:p text:style-name="P3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3">args</text:span><text:span text:style-name="T2">) {</text:span></text:p>
      <text:p text:style-name="P3"><text:span text:style-name="T2"><text:tab/><text:tab/></text:span><text:span text:style-name="T7">// using scanner take the input from user</text:span></text:p>
      <text:p text:style-name="P3"><text:span text:style-name="T2"><text:tab/><text:tab/>Scanner </text:span><text:span text:style-name="T4">sc</text:span><text:span text:style-name="T2"> = </text:span><text:span text:style-name="T1">new</text:span><text:span text:style-name="T2"> Scanner(System.</text:span><text:span text:style-name="T5">in</text:span><text:span text:style-name="T2">);</text:span></text:p>
      <text:p text:style-name="P3"><text:span text:style-name="T2"><text:tab/><text:tab/></text:span><text:span text:style-name="T7">// Enter a number</text:span></text:p>
      <text:p text:style-name="P3"><text:span text:style-name="T2"><text:tab/><text:tab/>System.</text:span><text:span text:style-name="T5">out</text:span><text:span text:style-name="T2">.println(</text:span><text:span text:style-name="T6">"Enter the number:"</text:span><text:span text:style-name="T2">);</text:span></text:p>
      <text:p text:style-name="P3"><text:span text:style-name="T2"><text:tab/><text:tab/></text:span><text:span text:style-name="T1">int</text:span><text:span text:style-name="T2"> </text:span><text:span text:style-name="T3">n</text:span><text:span text:style-name="T2"> = </text:span><text:span text:style-name="T3">sc</text:span><text:span text:style-name="T2">.nextInt();</text:span></text:p>
      <text:p text:style-name="P3"><text:span text:style-name="T2"><text:tab/><text:tab/></text:span><text:span text:style-name="T1">int</text:span><text:span text:style-name="T2"> </text:span><text:span text:style-name="T3">sum</text:span><text:span text:style-name="T2"> = 0;</text:span></text:p>
      <text:p text:style-name="P3"><text:span text:style-name="T2"><text:tab/><text:tab/></text:span><text:span text:style-name="T7">// if number is less then 1000 and greater then 10000 not valid</text:span></text:p>
      <text:p text:style-name="P3"><text:span text:style-name="T2"><text:tab/><text:tab/></text:span><text:span text:style-name="T1">if</text:span><text:span text:style-name="T2"> (</text:span><text:span text:style-name="T3">n</text:span><text:span text:style-name="T2"> &lt; 1000 || </text:span><text:span text:style-name="T3">n</text:span><text:span text:style-name="T2"> &gt; 10000) {</text:span></text:p>
      <text:p text:style-name="P3"><text:span text:style-name="T2"><text:tab/><text:tab/><text:tab/>System.</text:span><text:span text:style-name="T5">out</text:span><text:span text:style-name="T2">.println(</text:span><text:span text:style-name="T6">"Number only 4 digits"</text:span><text:span text:style-name="T2">);</text:span></text:p>
      <text:p text:style-name="P3"><text:span text:style-name="T2"><text:tab/><text:tab/>}</text:span></text:p>
      <text:p text:style-name="P3"><text:span text:style-name="T2"><text:tab/><text:tab/></text:span><text:span text:style-name="T7">// adding the sum</text:span></text:p>
      <text:p text:style-name="P3"><text:span text:style-name="T2"><text:tab/><text:tab/></text:span><text:span text:style-name="T1">else</text:span><text:span text:style-name="T2"> {</text:span></text:p>
      <text:p text:style-name="P3"><text:span text:style-name="T2"><text:tab/><text:tab/><text:tab/></text:span><text:span text:style-name="T1">while</text:span><text:span text:style-name="T2"> (</text:span><text:span text:style-name="T3">n</text:span><text:span text:style-name="T2"> != 0) {</text:span></text:p>
      <text:p text:style-name="P3"><text:span text:style-name="T2"><text:tab/><text:tab/><text:tab/><text:tab/></text:span><text:span text:style-name="T3">sum</text:span><text:span text:style-name="T2"> = </text:span><text:span text:style-name="T3">sum</text:span><text:span text:style-name="T2"> + </text:span><text:span text:style-name="T3">n</text:span><text:span text:style-name="T2"> % 10;</text:span></text:p>
      <text:p text:style-name="P3"><text:span text:style-name="T2"><text:tab/><text:tab/><text:tab/><text:tab/></text:span><text:span text:style-name="T3">n</text:span><text:span text:style-name="T2"> = </text:span><text:span text:style-name="T3">n</text:span><text:span text:style-name="T2"> / 10;</text:span></text:p>
      <text:p text:style-name="P3"><text:span text:style-name="T2"><text:tab/><text:tab/><text:tab/>}</text:span></text:p>
      <text:p text:style-name="P3"><text:span text:style-name="T2"><text:tab/><text:tab/><text:tab/></text:span><text:span text:style-name="T7">// print the sum</text:span></text:p>
      <text:p text:style-name="P3"><text:span text:style-name="T2"><text:tab/><text:tab/><text:tab/>System.</text:span><text:span text:style-name="T5">out</text:span><text:span text:style-name="T2">.println(</text:span><text:span text:style-name="T3">sum</text:span><text:span text:style-name="T2">);</text:span></text:p>
      <text:p text:style-name="P3"><text:span text:style-name="T2"><text:tab/><text:tab/>}</text:span></text:p>
      <text:p text:style-name="P4"/>
      <text:p text:style-name="P3"><text:span text:style-name="T2"><text:tab/>}</text:span></text:p>
      <text:p text:style-name="P4"/>
      <text:p text:style-name="P3"><text:span text:style-name="T2">}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09:42:56.179701147</meta:creation-date>
    <dc:date>2024-06-14T09:48:51.531764213</dc:date>
    <meta:editing-duration>PT5M56S</meta:editing-duration>
    <meta:editing-cycles>1</meta:editing-cycles>
    <meta:document-statistic meta:table-count="0" meta:image-count="0" meta:object-count="0" meta:page-count="3" meta:paragraph-count="113" meta:word-count="493" meta:character-count="3533" meta:non-whitespace-character-count="2904"/>
    <meta:generator>LibreOffice/7.3.7.2$Linux_X86_64 LibreOffice_project/30$Build-2</meta:generator>
  </office:meta>
</office:document-meta>
</file>